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tyle="italic" style:font-style-asian="italic" style:font-style-complex="italic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e and My Uncle (John Phillips)</text:span></text:p>
      <text:p text:style-name="P3">Intro:</text:p>
      <text:p text:style-name="P1">Em <text:s text:c="2"/>B <text:s/>Em</text:p>
      <text:p text:style-name="P1">G <text:s text:c="31"/>Em</text:p>
      <text:p text:style-name="P1">Me and my uncle went ridin' down</text:p>
      <text:p text:style-name="P1"><text:s text:c="14"/><text:span text:style-name="T2">G <text:s text:c="14"/>Em</text:span></text:p>
      <text:p text:style-name="P1">To South Colorado, west Texas bound</text:p>
      <text:p text:style-name="P1"><text:s text:c="15"/><text:span text:style-name="T2">G <text:s text:c="15"/>Em</text:span></text:p>
      <text:p text:style-name="P1">We stopped over in Santa Fe,</text:p>
      <text:p text:style-name="P1">G <text:s text:c="36"/>A</text:p>
      <text:p text:style-name="P1">that day on the pony, just about half way</text:p>
      <text:p text:style-name="P1"><text:s text:c="8"/><text:span text:style-name="T2">Em <text:s text:c="28"/>B <text:s text:c="18"/>Em</text:span></text:p>
      <text:p text:style-name="P1">Hey and you know it was the hottest part of the day</text:p>
      <text:p text:style-name="P1"/>
      <text:p text:style-name="P1">I took the horses up to the stall,</text:p>
      <text:p text:style-name="P1">Went to the barroom, ordered drinks for all</text:p>
      <text:p text:style-name="P1">Three days in saddle, you know my body hurt.</text:p>
      <text:p text:style-name="P1">It being Summer, I took off my shirt</text:p>
      <text:p text:style-name="P1">And I tried to wash off some of that dusty dirt.</text:p>
      <text:p text:style-name="P1"/>
      <text:p text:style-name="P1">West Texas cowboys, they was all around,</text:p>
      <text:p text:style-name="P1">Wheat liquor and money, they loaded down.</text:p>
      <text:p text:style-name="P1">So soon after payday, no one seemed ashamed.</text:p>
      <text:p text:style-name="P1">You know my uncle, he starts playin' the game.</text:p>
      <text:p text:style-name="P1">(Hey!) a hollow Jack and the winner take the hand.</text:p>
      <text:p text:style-name="P1"/>
      <text:p text:style-name="P1">[Solos]</text:p>
      <text:p text:style-name="P1"/>
      <text:p text:style-name="P1">My uncle starts winning: the cowboys got sore.</text:p>
      <text:p text:style-name="P1">One of them called him, and then two more.</text:p>
      <text:p text:style-name="P1">Accused him of cheating. <text:s/>Oh, no! it couldn't be!</text:p>
      <text:p text:style-name="P1">I know my uncle, he's as honest as me.</text:p>
      <text:p text:style-name="P1">And I'm as honest as a Denver man can be.</text:p>
      <text:p text:style-name="P1"/>
      <text:p text:style-name="P1">One of them cowboys, he starts to draw.</text:p>
      <text:p text:style-name="P1">And I shot him down, Lord. <text:s/>He never saw.</text:p>
      <text:p text:style-name="P1">Shot me another, right then he hit the floor.</text:p>
      <text:p text:style-name="P1">In the confusion, my uncle grabbed the gold,</text:p>
      <text:p text:style-name="P1">And we hightailed it down to Mexico</text:p>
      <text:p text:style-name="P1"/>
      <text:p text:style-name="P1">Now I love those cowboys, I love their gold.</text:p>
      <text:p text:style-name="P1">Love my uncle, God rest his soul.</text:p>
      <text:p text:style-name="P1">Taught me good, Lord, taught me all I know.</text:p>
      <text:p text:style-name="P1">Taught me so well (that) I grabbed that gold</text:p>
      <text:p text:style-name="P1">And I left his dead ass there by the side of the roa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3:53:53</meta:creation-date>
    <dc:date>2013-01-12T14:04:56</dc:date>
    <meta:editing-duration>PT11M4S</meta:editing-duration>
    <meta:editing-cycles>2</meta:editing-cycles>
    <meta:generator>LibreOffice/3.4$Unix LibreOffice_project/340m1$Build-302</meta:generator>
    <meta:document-statistic meta:table-count="0" meta:image-count="0" meta:object-count="0" meta:page-count="1" meta:paragraph-count="39" meta:word-count="280" meta:character-count="1505" meta:non-whitespace-character-count="1080"/>
  </office:meta>
</office:document-meta>
</file>